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ius</text:p>
          </table:table-cell>
          <table:table-cell table:formula="of:=1500/2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ds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table:style-name="ce1" table:formula="of:=SIN([.E7])*[.$B$2]" office:value-type="float" office:value="0" calcext:value-type="float">
            <text:p>0.00</text:p>
          </table:table-cell>
          <table:table-cell table:style-name="ce1" table:formula="of:=COS([.E7])*[.$B$2]" office:value-type="float" office:value="750" calcext:value-type="float">
            <text:p>750.00</text:p>
          </table:table-cell>
          <table:table-cell table:formula="of:=RADIANS(360/16*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table:style-name="ce1" table:formula="of:=SIN([.E8])*[.$B$2]" office:value-type="float" office:value="530.330085889911" calcext:value-type="float">
            <text:p>530.33</text:p>
          </table:table-cell>
          <table:table-cell table:style-name="ce1" table:formula="of:=COS([.E8])*[.$B$2]" office:value-type="float" office:value="530.330085889911" calcext:value-type="float">
            <text:p>530.33</text:p>
          </table:table-cell>
          <table:table-cell table:formula="of:=RADIANS(360/16*[.B8])" office:value-type="float" office:value="0.785398163397448" calcext:value-type="float">
            <text:p>0.7853981634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7" calcext:value-type="float">
            <text:p>7</text:p>
          </table:table-cell>
          <table:table-cell table:style-name="ce1" table:formula="of:=SIN([.E9])*[.$B$2]" office:value-type="float" office:value="287.012574273817" calcext:value-type="float">
            <text:p>287.01</text:p>
          </table:table-cell>
          <table:table-cell table:style-name="ce1" table:formula="of:=COS([.E9])*[.$B$2]" office:value-type="float" office:value="-692.909649383465" calcext:value-type="float">
            <text:p>-692.91</text:p>
          </table:table-cell>
          <table:table-cell table:formula="of:=RADIANS(360/16*[.B9])" office:value-type="float" office:value="2.74889357189107" calcext:value-type="float">
            <text:p>2.7488935719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8" calcext:value-type="float">
            <text:p>8</text:p>
          </table:table-cell>
          <table:table-cell table:style-name="ce1" table:formula="of:=SIN([.E10])*[.$B$2]" office:value-type="float" office:value="0.0000000000000918485099360515" calcext:value-type="float">
            <text:p>0.00</text:p>
          </table:table-cell>
          <table:table-cell table:style-name="ce1" table:formula="of:=COS([.E10])*[.$B$2]" office:value-type="float" office:value="-750" calcext:value-type="float">
            <text:p>-750.00</text:p>
          </table:table-cell>
          <table:table-cell table:formula="of:=RADIANS(360/16*[.B10])" office:value-type="float" office:value="3.14159265358979" calcext:value-type="float">
            <text:p>3.1415926536</text:p>
          </table:table-cell>
        </table:table-row>
        <table:table-row table:style-name="ro1">
          <table:table-cell office:value-type="string" calcext:value-type="string">
            <text:p>V+</text:p>
          </table:table-cell>
          <table:table-cell office:value-type="float" office:value="12" calcext:value-type="float">
            <text:p>12</text:p>
          </table:table-cell>
          <table:table-cell table:style-name="ce1" table:formula="of:=SIN([.E11])*[.$B$2]" office:value-type="float" office:value="-750" calcext:value-type="float">
            <text:p>-750.00</text:p>
          </table:table-cell>
          <table:table-cell table:style-name="ce1" table:formula="of:=COS([.E11])*[.$B$2]" office:value-type="float" office:value="-0.000000000000137772764904077" calcext:value-type="float">
            <text:p>0.00</text:p>
          </table:table-cell>
          <table:table-cell table:formula="of:=RADIANS(360/16*[.B11])" office:value-type="float" office:value="4.71238898038469" calcext:value-type="float">
            <text:p>4.7123889804</text:p>
          </table:table-cell>
        </table:table-row>
        <table:table-row table:style-name="ro1">
          <table:table-cell office:value-type="string" calcext:value-type="string">
            <text:p>V+</text:p>
          </table:table-cell>
          <table:table-cell office:value-type="float" office:value="13" calcext:value-type="float">
            <text:p>13</text:p>
          </table:table-cell>
          <table:table-cell table:style-name="ce1" table:formula="of:=SIN([.E12])*[.$B$2]" office:value-type="float" office:value="-692.909649383465" calcext:value-type="float">
            <text:p>-692.91</text:p>
          </table:table-cell>
          <table:table-cell table:style-name="ce1" table:formula="of:=COS([.E12])*[.$B$2]" office:value-type="float" office:value="287.012574273818" calcext:value-type="float">
            <text:p>287.01</text:p>
          </table:table-cell>
          <table:table-cell table:formula="of:=RADIANS(360/16*[.B12])" office:value-type="float" office:value="5.10508806208341" calcext:value-type="float">
            <text:p>5.10508806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7:44:45.153835423</meta:creation-date>
    <dc:date>2014-09-21T17:55:15.619718840</dc:date>
    <meta:editing-duration>P0D</meta:editing-duration>
    <meta:editing-cycles>1</meta:editing-cycles>
    <meta:document-statistic meta:table-count="1" meta:cell-count="39" meta:object-count="0"/>
    <meta:generator>LibreOffice/4.2.6.3$Linux_X86_64 LibreOffice_project/420m0$Build-3</meta:generator>
  </office:meta>
</office:document-meta>
</file>